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7</text:p>
      <text:p text:style-name="Standard">„Änderung der Home-Station“</text:p>
      <text:p text:style-name="Standard"/>
      <text:p text:style-name="Standard">Ein Auftragnehmer kann sich anmelden und dann</text:p>
      <text:p text:style-name="Standard">a)</text:p>
      <text:p text:style-name="Standard">einzeln für jedes seiner Fahrzeuge seine Home-Station bzw. die entsprechende Postleitzahl jederzeit ändern. Dazu gibt es einen speziellen Formular und von der Homepage aus einen Link.</text:p>
      <text:p text:style-name="Standard">b) </text:p>
      <text:p text:style-name="Standard">einzeln für jedes seiner Fahrzeuge sich verfügbar / nicht verfügbar bis zu einer bestimmten Uhrzeit mach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9T02:48:50</meta:creation-date>
    <dc:date>2012-11-19T20:17:34</dc:date>
    <dc:creator>Mr.H </dc:creator>
    <meta:editing-duration>PT00H17M41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58" meta:character-count="378"/>
  </office:meta>
</office:document-meta>
</file>